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90320"/>
    </style:style>
    <style:style style:name="P2" style:family="paragraph" style:parent-style-name="Standard">
      <style:text-properties officeooo:paragraph-rsid="000adaaf"/>
    </style:style>
    <style:style style:name="P3" style:family="paragraph" style:parent-style-name="Standard">
      <style:text-properties officeooo:paragraph-rsid="00128aa5"/>
    </style:style>
    <style:style style:name="P4" style:family="paragraph" style:parent-style-name="Standard">
      <style:text-properties officeooo:paragraph-rsid="0016d52f"/>
    </style:style>
    <style:style style:name="P5" style:family="paragraph" style:parent-style-name="Standard">
      <style:text-properties officeooo:paragraph-rsid="001b5fd1"/>
    </style:style>
    <style:style style:name="P6" style:family="paragraph" style:parent-style-name="Standard">
      <style:text-properties officeooo:paragraph-rsid="0028c061"/>
    </style:style>
    <style:style style:name="P7" style:family="paragraph" style:parent-style-name="Standard">
      <style:text-properties officeooo:paragraph-rsid="002db186"/>
    </style:style>
    <style:style style:name="P8" style:family="paragraph" style:parent-style-name="Standard">
      <style:text-properties officeooo:paragraph-rsid="00333b20"/>
    </style:style>
    <style:style style:name="P9" style:family="paragraph" style:parent-style-name="Standard">
      <style:text-properties officeooo:paragraph-rsid="0038296e"/>
    </style:style>
    <style:style style:name="P10" style:family="paragraph" style:parent-style-name="Standard">
      <style:text-properties officeooo:paragraph-rsid="00395315"/>
    </style:style>
    <style:style style:name="P11" style:family="paragraph" style:parent-style-name="Standard">
      <style:text-properties officeooo:rsid="00090320" officeooo:paragraph-rsid="00090320"/>
    </style:style>
    <style:style style:name="P12" style:family="paragraph" style:parent-style-name="Standard">
      <style:text-properties officeooo:rsid="0009fae7" officeooo:paragraph-rsid="00090320"/>
    </style:style>
    <style:style style:name="P13" style:family="paragraph" style:parent-style-name="Standard">
      <style:text-properties officeooo:rsid="000f64a8" officeooo:paragraph-rsid="000adaaf"/>
    </style:style>
    <style:style style:name="P14" style:family="paragraph" style:parent-style-name="Standard">
      <style:text-properties officeooo:rsid="001b5fd1" officeooo:paragraph-rsid="001b5fd1"/>
    </style:style>
    <style:style style:name="P15" style:family="paragraph" style:parent-style-name="Standard">
      <style:text-properties officeooo:rsid="00240547" officeooo:paragraph-rsid="0028c061"/>
    </style:style>
    <style:style style:name="P16" style:family="paragraph" style:parent-style-name="Standard">
      <style:text-properties officeooo:rsid="002a3fdb" officeooo:paragraph-rsid="0028c061"/>
    </style:style>
    <style:style style:name="P17" style:family="paragraph" style:parent-style-name="Standard">
      <style:text-properties officeooo:rsid="00329fbc" officeooo:paragraph-rsid="002db186"/>
    </style:style>
    <style:style style:name="P18" style:family="paragraph" style:parent-style-name="Standard">
      <style:text-properties officeooo:rsid="00333b20" officeooo:paragraph-rsid="00333b20"/>
    </style:style>
    <style:style style:name="P19" style:family="paragraph" style:parent-style-name="Standard">
      <style:text-properties officeooo:rsid="00371a13" officeooo:paragraph-rsid="00333b20"/>
    </style:style>
    <style:style style:name="P20" style:family="paragraph" style:parent-style-name="Standard">
      <style:text-properties officeooo:rsid="0007612b" officeooo:paragraph-rsid="0007612b"/>
    </style:style>
    <style:style style:name="P21" style:family="paragraph" style:parent-style-name="Standard">
      <style:text-properties officeooo:rsid="0007612b" officeooo:paragraph-rsid="003b7f4d"/>
    </style:style>
    <style:style style:name="P22" style:family="paragraph" style:parent-style-name="Standard">
      <style:text-properties officeooo:rsid="0007612b" officeooo:paragraph-rsid="0041b362"/>
    </style:style>
    <style:style style:name="P23" style:family="paragraph" style:parent-style-name="Standard">
      <style:text-properties officeooo:rsid="0007612b" officeooo:paragraph-rsid="0046c3a9"/>
    </style:style>
    <style:style style:name="P24" style:family="paragraph" style:parent-style-name="Standard">
      <style:text-properties officeooo:rsid="0007612b" officeooo:paragraph-rsid="004a5e1c"/>
    </style:style>
    <style:style style:name="P25" style:family="paragraph" style:parent-style-name="Standard">
      <style:text-properties officeooo:rsid="0007612b" officeooo:paragraph-rsid="004f2638"/>
    </style:style>
    <style:style style:name="P26" style:family="paragraph" style:parent-style-name="Standard">
      <style:text-properties officeooo:rsid="0007612b" officeooo:paragraph-rsid="0051c28d"/>
    </style:style>
    <style:style style:name="P27" style:family="paragraph" style:parent-style-name="Standard">
      <style:text-properties officeooo:rsid="0007612b" officeooo:paragraph-rsid="005c17cb"/>
    </style:style>
    <style:style style:name="P28" style:family="paragraph" style:parent-style-name="Standard">
      <style:text-properties officeooo:rsid="0007612b" officeooo:paragraph-rsid="0066385a"/>
    </style:style>
    <style:style style:name="P29" style:family="paragraph" style:parent-style-name="Standard">
      <style:text-properties officeooo:rsid="00418050" officeooo:paragraph-rsid="003b7f4d"/>
    </style:style>
    <style:style style:name="P30" style:family="paragraph" style:parent-style-name="Standard">
      <style:text-properties officeooo:rsid="00418050" officeooo:paragraph-rsid="00418050"/>
    </style:style>
    <style:style style:name="P31" style:family="paragraph" style:parent-style-name="Standard">
      <style:text-properties officeooo:rsid="0044639a" officeooo:paragraph-rsid="0041b362"/>
    </style:style>
    <style:style style:name="P32" style:family="paragraph" style:parent-style-name="Standard">
      <style:text-properties officeooo:rsid="00493aec" officeooo:paragraph-rsid="0046c3a9"/>
    </style:style>
    <style:style style:name="P33" style:family="paragraph" style:parent-style-name="Standard">
      <style:text-properties officeooo:rsid="004f435c" officeooo:paragraph-rsid="004f2638"/>
    </style:style>
    <style:style style:name="P34" style:family="paragraph" style:parent-style-name="Standard">
      <style:text-properties officeooo:rsid="004fe2d4" officeooo:paragraph-rsid="004fe2d4"/>
    </style:style>
    <style:style style:name="P35" style:family="paragraph" style:parent-style-name="Standard">
      <style:text-properties officeooo:rsid="005a1db6" officeooo:paragraph-rsid="0051c28d"/>
    </style:style>
    <style:style style:name="P36" style:family="paragraph" style:parent-style-name="Standard">
      <style:text-properties officeooo:rsid="0068644a" officeooo:paragraph-rsid="0068644a"/>
    </style:style>
    <style:style style:name="P37" style:family="paragraph" style:parent-style-name="Standard">
      <style:text-properties officeooo:rsid="002a3fdb" officeooo:paragraph-rsid="006f0ff8"/>
    </style:style>
    <style:style style:name="P38" style:family="paragraph" style:parent-style-name="Text_20_body">
      <style:text-properties officeooo:rsid="006d25d3" officeooo:paragraph-rsid="006d25d3"/>
    </style:style>
    <style:style style:name="P39" style:family="paragraph" style:parent-style-name="Heading_20_1">
      <style:text-properties officeooo:rsid="0007612b"/>
    </style:style>
    <style:style style:name="P40" style:family="paragraph" style:parent-style-name="Heading_20_1">
      <style:text-properties officeooo:rsid="006b38d4"/>
    </style:style>
    <style:style style:name="P41" style:family="paragraph" style:parent-style-name="Heading_20_2">
      <style:text-properties officeooo:rsid="0007612b"/>
    </style:style>
    <style:style style:name="P42" style:family="paragraph" style:parent-style-name="Heading_20_3">
      <style:text-properties officeooo:rsid="00330167"/>
    </style:style>
    <style:style style:name="P43" style:family="paragraph" style:parent-style-name="Heading_20_3">
      <style:text-properties officeooo:rsid="00333b20"/>
    </style:style>
    <style:style style:name="P44" style:family="paragraph" style:parent-style-name="Heading_20_3">
      <style:text-properties officeooo:rsid="0051c28d"/>
    </style:style>
    <style:style style:name="P45" style:family="paragraph" style:parent-style-name="Heading_20_3">
      <style:text-properties officeooo:rsid="006594a6"/>
    </style:style>
    <style:style style:name="P46" style:family="paragraph" style:parent-style-name="Heading_20_3">
      <style:text-properties officeooo:rsid="0068644a"/>
    </style:style>
    <style:style style:name="P47" style:family="paragraph" style:parent-style-name="Heading_20_3">
      <style:text-properties officeooo:rsid="006d25d3"/>
    </style:style>
    <style:style style:name="T1" style:family="text">
      <style:text-properties officeooo:rsid="0007612b"/>
    </style:style>
    <style:style style:name="T2" style:family="text">
      <style:text-properties officeooo:rsid="00090320"/>
    </style:style>
    <style:style style:name="T3" style:family="text">
      <style:text-properties officeooo:rsid="0009fae7"/>
    </style:style>
    <style:style style:name="T4" style:family="text">
      <style:text-properties officeooo:rsid="000adaaf"/>
    </style:style>
    <style:style style:name="T5" style:family="text">
      <style:text-properties officeooo:rsid="000c5f1d"/>
    </style:style>
    <style:style style:name="T6" style:family="text">
      <style:text-properties officeooo:rsid="000ce0f0"/>
    </style:style>
    <style:style style:name="T7" style:family="text">
      <style:text-properties officeooo:rsid="000d5be9"/>
    </style:style>
    <style:style style:name="T8" style:family="text">
      <style:text-properties officeooo:rsid="000d788a"/>
    </style:style>
    <style:style style:name="T9" style:family="text">
      <style:text-properties officeooo:rsid="000f64a8"/>
    </style:style>
    <style:style style:name="T10" style:family="text">
      <style:text-properties officeooo:rsid="00106371"/>
    </style:style>
    <style:style style:name="T11" style:family="text">
      <style:text-properties officeooo:rsid="00128aa5"/>
    </style:style>
    <style:style style:name="T12" style:family="text">
      <style:text-properties officeooo:rsid="0012f718"/>
    </style:style>
    <style:style style:name="T13" style:family="text">
      <style:text-properties officeooo:rsid="0014e4df"/>
    </style:style>
    <style:style style:name="T14" style:family="text">
      <style:text-properties officeooo:rsid="0015583f"/>
    </style:style>
    <style:style style:name="T15" style:family="text">
      <style:text-properties officeooo:rsid="0016d52f"/>
    </style:style>
    <style:style style:name="T16" style:family="text">
      <style:text-properties officeooo:rsid="00181725"/>
    </style:style>
    <style:style style:name="T17" style:family="text">
      <style:text-properties officeooo:rsid="0018681c"/>
    </style:style>
    <style:style style:name="T18" style:family="text">
      <style:text-properties officeooo:rsid="001a3647"/>
    </style:style>
    <style:style style:name="T19" style:family="text">
      <style:text-properties officeooo:rsid="001bc990"/>
    </style:style>
    <style:style style:name="T20" style:family="text">
      <style:text-properties officeooo:rsid="001cd85b"/>
    </style:style>
    <style:style style:name="T21" style:family="text">
      <style:text-properties officeooo:rsid="001f3f1c"/>
    </style:style>
    <style:style style:name="T22" style:family="text">
      <style:text-properties officeooo:rsid="00205c22"/>
    </style:style>
    <style:style style:name="T23" style:family="text">
      <style:text-properties officeooo:rsid="0020e608"/>
    </style:style>
    <style:style style:name="T24" style:family="text">
      <style:text-properties officeooo:rsid="0022a13e"/>
    </style:style>
    <style:style style:name="T25" style:family="text">
      <style:text-properties officeooo:rsid="00240547"/>
    </style:style>
    <style:style style:name="T26" style:family="text">
      <style:text-properties officeooo:rsid="0024512d"/>
    </style:style>
    <style:style style:name="T27" style:family="text">
      <style:text-properties officeooo:rsid="00261e89"/>
    </style:style>
    <style:style style:name="T28" style:family="text">
      <style:text-properties officeooo:rsid="00274cd0"/>
    </style:style>
    <style:style style:name="T29" style:family="text">
      <style:text-properties officeooo:rsid="0028c061"/>
    </style:style>
    <style:style style:name="T30" style:family="text">
      <style:text-properties officeooo:rsid="00294add"/>
    </style:style>
    <style:style style:name="T31" style:family="text">
      <style:text-properties officeooo:rsid="002a3fdb"/>
    </style:style>
    <style:style style:name="T32" style:family="text">
      <style:text-properties officeooo:rsid="002be823"/>
    </style:style>
    <style:style style:name="T33" style:family="text">
      <style:text-properties officeooo:rsid="002cd11e"/>
    </style:style>
    <style:style style:name="T34" style:family="text">
      <style:text-properties officeooo:rsid="002db186"/>
    </style:style>
    <style:style style:name="T35" style:family="text">
      <style:text-properties officeooo:rsid="002f4ef6"/>
    </style:style>
    <style:style style:name="T36" style:family="text">
      <style:text-properties officeooo:rsid="00320077"/>
    </style:style>
    <style:style style:name="T37" style:family="text">
      <style:text-properties officeooo:rsid="00329fbc"/>
    </style:style>
    <style:style style:name="T38" style:family="text">
      <style:text-properties officeooo:rsid="00333b20"/>
    </style:style>
    <style:style style:name="T39" style:family="text">
      <style:text-properties officeooo:rsid="00353905"/>
    </style:style>
    <style:style style:name="T40" style:family="text">
      <style:text-properties officeooo:rsid="00371a13"/>
    </style:style>
    <style:style style:name="T41" style:family="text">
      <style:text-properties officeooo:rsid="0038296e"/>
    </style:style>
    <style:style style:name="T42" style:family="text">
      <style:text-properties officeooo:rsid="00384ba3"/>
    </style:style>
    <style:style style:name="T43" style:family="text">
      <style:text-properties officeooo:rsid="00395315"/>
    </style:style>
    <style:style style:name="T44" style:family="text">
      <style:text-properties officeooo:rsid="0039d9a0"/>
    </style:style>
    <style:style style:name="T45" style:family="text">
      <style:text-properties officeooo:rsid="003a7b94"/>
    </style:style>
    <style:style style:name="T46" style:family="text">
      <style:text-properties officeooo:rsid="003b7f4d"/>
    </style:style>
    <style:style style:name="T47" style:family="text">
      <style:text-properties officeooo:rsid="003c4d0a"/>
    </style:style>
    <style:style style:name="T48" style:family="text">
      <style:text-properties officeooo:rsid="003db905"/>
    </style:style>
    <style:style style:name="T49" style:family="text">
      <style:text-properties officeooo:rsid="003f0108"/>
    </style:style>
    <style:style style:name="T50" style:family="text">
      <style:text-properties officeooo:rsid="00404b03"/>
    </style:style>
    <style:style style:name="T51" style:family="text">
      <style:text-properties officeooo:rsid="0041386f"/>
    </style:style>
    <style:style style:name="T52" style:family="text">
      <style:text-properties officeooo:rsid="00418050"/>
    </style:style>
    <style:style style:name="T53" style:family="text">
      <style:text-properties officeooo:rsid="0041b362"/>
    </style:style>
    <style:style style:name="T54" style:family="text">
      <style:text-properties officeooo:rsid="0042ef60"/>
    </style:style>
    <style:style style:name="T55" style:family="text">
      <style:text-properties officeooo:rsid="0044639a"/>
    </style:style>
    <style:style style:name="T56" style:family="text">
      <style:text-properties officeooo:rsid="00448d92"/>
    </style:style>
    <style:style style:name="T57" style:family="text">
      <style:text-properties officeooo:rsid="0044bbcf"/>
    </style:style>
    <style:style style:name="T58" style:family="text">
      <style:text-properties officeooo:rsid="0046c3a9"/>
    </style:style>
    <style:style style:name="T59" style:family="text">
      <style:text-properties officeooo:rsid="0047eb8a"/>
    </style:style>
    <style:style style:name="T60" style:family="text">
      <style:text-properties officeooo:rsid="00493aec"/>
    </style:style>
    <style:style style:name="T61" style:family="text">
      <style:text-properties officeooo:rsid="004a5e1c"/>
    </style:style>
    <style:style style:name="T62" style:family="text">
      <style:text-properties officeooo:rsid="004b06c1"/>
    </style:style>
    <style:style style:name="T63" style:family="text">
      <style:text-properties officeooo:rsid="004bf745"/>
    </style:style>
    <style:style style:name="T64" style:family="text">
      <style:text-properties officeooo:rsid="004d3fa8"/>
    </style:style>
    <style:style style:name="T65" style:family="text">
      <style:text-properties officeooo:rsid="004f2638"/>
    </style:style>
    <style:style style:name="T66" style:family="text">
      <style:text-properties officeooo:rsid="004f435c"/>
    </style:style>
    <style:style style:name="T67" style:family="text">
      <style:text-properties officeooo:rsid="004fe2d4"/>
    </style:style>
    <style:style style:name="T68" style:family="text">
      <style:text-properties officeooo:rsid="0051c28d"/>
    </style:style>
    <style:style style:name="T69" style:family="text">
      <style:text-properties officeooo:rsid="0052ad87"/>
    </style:style>
    <style:style style:name="T70" style:family="text">
      <style:text-properties officeooo:rsid="0053bd2e"/>
    </style:style>
    <style:style style:name="T71" style:family="text">
      <style:text-properties officeooo:rsid="0055582a"/>
    </style:style>
    <style:style style:name="T72" style:family="text">
      <style:text-properties officeooo:rsid="0056278a"/>
    </style:style>
    <style:style style:name="T73" style:family="text">
      <style:text-properties officeooo:rsid="0056f0dc"/>
    </style:style>
    <style:style style:name="T74" style:family="text">
      <style:text-properties officeooo:rsid="0058930a"/>
    </style:style>
    <style:style style:name="T75" style:family="text">
      <style:text-properties officeooo:rsid="005a1db6"/>
    </style:style>
    <style:style style:name="T76" style:family="text">
      <style:text-properties officeooo:rsid="005c17cb"/>
    </style:style>
    <style:style style:name="T77" style:family="text">
      <style:text-properties officeooo:rsid="005d0bb9"/>
    </style:style>
    <style:style style:name="T78" style:family="text">
      <style:text-properties officeooo:rsid="005e6b5c"/>
    </style:style>
    <style:style style:name="T79" style:family="text">
      <style:text-properties officeooo:rsid="00603c5a"/>
    </style:style>
    <style:style style:name="T80" style:family="text">
      <style:text-properties officeooo:rsid="00613dc3"/>
    </style:style>
    <style:style style:name="T81" style:family="text">
      <style:text-properties officeooo:rsid="00624463"/>
    </style:style>
    <style:style style:name="T82" style:family="text">
      <style:text-properties officeooo:rsid="006449d9"/>
    </style:style>
    <style:style style:name="T83" style:family="text">
      <style:text-properties officeooo:rsid="00654f7c"/>
    </style:style>
    <style:style style:name="T84" style:family="text">
      <style:text-properties officeooo:rsid="0066385a"/>
    </style:style>
    <style:style style:name="T85" style:family="text">
      <style:text-properties officeooo:rsid="00666677"/>
    </style:style>
    <style:style style:name="T86" style:family="text">
      <style:text-properties officeooo:rsid="00674cd9"/>
    </style:style>
    <style:style style:name="T87" style:family="text">
      <style:text-properties officeooo:rsid="006761f9"/>
    </style:style>
    <style:style style:name="T88" style:family="text">
      <style:text-properties officeooo:rsid="006f0f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Random Forests</text:h>
      <text:h text:style-name="P41" text:outline-level="2">Introduction</text:h>
      <text:p text:style-name="P11">This part of the paper discusses random forests. “Random forests are a combination of tree predictors such that each tree depends on the values of a random vector sampled independently and with the same distribution for all trees in the forest” (Breiman, 2001). Leo Breiman developed random forests with Adele Cutler, building on work by Ho, Amit, Geman, and Dietterich (Wikipedia, 2013).</text:p>
      <text:p text:style-name="P11"/>
      <text:p text:style-name="P1"><text:span text:style-name="T2">Although the name random forests is usually taken to refer to the random forests as defined by (Breiman, 2001), the large number of variants that have been derived from the original forests, e.g. Forest-rk (Bernard, 2008), RFW (Maudes, 2012), </text:span><text:span text:style-name="T3">DRF (Bernard, 2012), Fuzzy random forests (Bonissone, 2008), Rotation forest (Rodriguez, 2006), random forests that are more random (Geurts, 2006), (Liu, 2005), (Cutler, 2001), and various other improvements, e.g. by (Banfield, 2007), (Robik-Sikonja, 2004), (Strobl, 2008), (Zhang, 2012), make it so that it is better to think of random forests as being a framework instead of being a single method (Wikipedia, 2013). To understand this framework, it is best to look at the different aspects of random forests, first in a top-down view, and later part by part. </text:span><text:span text:style-name="T10">The top-down view is strictly based on (Breiman, 2001), </text:span><text:span text:style-name="T21">while the part by part discussion will also go into tweaking random forests.</text:span></text:p>
      <text:p text:style-name="P12"/>
      <text:p text:style-name="P2"><text:span text:style-name="T4">Random forests is an ensemble learning method where the ensemble consists of decision trees. Every decision tree is constructed on a sample of the input dataset, that is selected using </text:span><text:span text:style-name="T45">bootstrapping with replacement from the original dataset</text:span><text:span text:style-name="T4"> and equally large. Every node split in the decision tree is a</text:span><text:span text:style-name="T5">n optimal</text:span><text:span text:style-name="T4"> two-way split </text:span><text:span text:style-name="T5">selected from a random subset of all input variables. </text:span><text:span text:style-name="T6">The number of randomly selected variables for each split is commonly called mtry. </text:span><text:span text:style-name="T7">If the number of input variables is small, additional input variables can be derived as linear combinations of input variables. </text:span><text:span text:style-name="T6">The decision trees are grown maximally without pruning, and new trees are generated until the ensemble of decision trees reaches its target size, usually called ntree. </text:span><text:span text:style-name="T7">Random forests features error estimates using out-of-bag data. Out-of-bag data are the records in the dataset that were not selected during the bootstrap aggregation, and make up approximately one third of the dataset. </text:span><text:span text:style-name="T8">Random forests also features variable importance measures, which are calculated by </text:span><text:span text:style-name="T9">reclassifying the out-of-bag data, but randomizing the variable under consideration. The variable importance of the randomized variable is the increase of misclassifications.</text:span></text:p>
      <text:p text:style-name="P13"/>
      <text:p text:style-name="P4"><text:span text:style-name="T15">The the reference implementation of random forests is written in Fortran, but a package for the statistical software framework </text:span><text:span text:style-name="T18">R</text:span><text:span text:style-name="T15"> (</text:span><text:span text:style-name="T18">R Core Team, 2012</text:span><text:span text:style-name="T15">), </text:span><text:span text:style-name="T16">is called randomForest</text:span><text:span text:style-name="T15"> </text:span><text:span text:style-name="T16">(Liaw, 2002). An alternative, which includes improvements to correct a bias in variable importance measures is available under the name party (Strobl, 2008). For </text:span><text:span text:style-name="T17">illustration purposes I include a source code example </text:span><text:span text:style-name="T20">and the corresponding output</text:span><text:span text:style-name="T17"> taken from (Strobl, </text:span><text:span text:style-name="T18">2008):</text:span></text:p>
      <text:p text:style-name="P13"/>
      <text:p text:style-name="P14">\begin{verbatim}</text:p>
      <text:p text:style-name="P5">...</text:p>
      <text:p text:style-name="P14">\end{verbatim}</text:p>
      <text:p text:style-name="P13"/>
      <text:p text:style-name="P3"><text:span text:style-name="T11">The use case for random forests is quite wide. Random forests has been used in applications from psychology and computational biology as is outlined in (Strobl, 2009), to customer churn prediction (Xie, 2009), to software testing (Guo, 2004) and internet security (Zhang, 2005). </text:span><text:span text:style-name="T12">The reasons why random forests is such a widely used method, are its prediction accuracy, which is comparable to other </text:span><text:soft-page-break/><text:span text:style-name="T12">state-of-the-art machine learning algorithms like Adaboost (Breiman, 2001), </text:span><text:span text:style-name="T13">its ability to handle “small </text:span><text:span text:style-name="T13">n, large p” datasets (Strobl, 2009), its practical built in error estimates, and its variable importance measures. </text:span><text:span text:style-name="T14">The last of which, random forests' variable importance measures, might be its most useful feature. Many domains don't require accurate predictions as much as a model that can be understood by humans. While ensemble methods are unsuitably complex, random forests' variable importance </text:span><text:span text:style-name="T26">measures</text:span><text:span text:style-name="T14"> can be used to select variables for use in simpler models, e.g. a generalized linear models, logit and probit models, which are more easily interpreted </text:span><text:span text:style-name="T19">(Strobl, 2008)</text:span><text:span text:style-name="T14">.</text:span></text:p>
      <text:h text:style-name="Heading_20_2" text:outline-level="2"><text:span text:style-name="T1">Ensemble </text:span><text:span text:style-name="T4">Learning </text:span><text:span text:style-name="T1">Methods</text:span></text:h>
      <text:p text:style-name="P6"><text:span text:style-name="T22">As mentioned above, random forests build on quite a rich collection of previous work, most of which also concerns ensemble learning methods. In fact, random forests can be seen as a composition of elements from different other ensemble learning methods, e.g. </text:span><text:span text:style-name="T23">random subspaces (Ho, 1998) and bagging (Breiman, 1998). </text:span><text:span text:style-name="T24">Although detailed knowledge of these methods is not a requirement to understand random forests, it is important to understand </text:span><text:span text:style-name="T25">what ensemble learning is. </text:span><text:span text:style-name="T33">Again, this paper will first give an abstract definition and then look at examples in detail.</text:span></text:p>
      <text:p text:style-name="P15"/>
      <text:p text:style-name="P6"><text:span text:style-name="T25">Ensemble learning is a supervised learning algorithm: its </text:span><text:span text:style-name="T29">task</text:span><text:span text:style-name="T25"> is to take an example of input and output data, and find a hypothesis that </text:span><text:span text:style-name="T29">connects</text:span><text:span text:style-name="T25"> the two. This hypothesis can then be used to predict the output data </text:span><text:span text:style-name="T29">that corresponds to</text:span><text:span text:style-name="T25"> </text:span><text:span text:style-name="T30">new</text:span><text:span text:style-name="T25"> input data. </text:span><text:span text:style-name="T26">In theory this problem can be solved by a construct called Bayes optimal classifier, which considers every possible hypothesis, which unfortunately can't be implemented except for trivial problems. </text:span><text:span text:style-name="T27">However, principle that the combination of possible hypotheses becomes a stronger hypothesis, because it can represent more functions that every component hypothesis could, holds. </text:span><text:span text:style-name="T28">In short, ensemble methods rely on the principle that the ensemble is more than the sum of its parts. </text:span><text:span text:style-name="T32">The usual wording of this is, that ensemble learning turns a set of weak classifiers into one strong classifier. Weak also stands for unstable, meaning that the underlying classifier is susceptible to even small variations in the input data. </text:span><text:span text:style-name="T31">Ensemble learning methods can be called meta algorithm, because they rely on other simpler classifier algorithms, and it is theoretically possible to create an ensemble learner for any supervised learning algorithm. (Wikipedia, 2013) (Polikar, 2009)</text:span></text:p>
      <text:p text:style-name="P37"><text:span text:style-name="T88"/></text:p>
      <text:h text:style-name="P42" text:outline-level="3">Bagging</text:h>
      <text:p text:style-name="P16"/>
      <text:p text:style-name="P7"><text:span text:style-name="T34">The ensemble learning algorithm that most prominently underlies random forests is bagging. Bagging stands for bootstrap aggregation. Bootstrapping is a term that was used to describe “[...] the process by which lumberjacks hoist themselves up trees [...]” (Wikipedia, 2013) In statistics it refers to the process of deriving additional sample</text:span><text:span text:style-name="T35">s</text:span><text:span text:style-name="T34"> by resampling the original sample, </text:span><text:span text:style-name="T36">essentially simulating drawing additional samples from the population. </text:span><text:span text:style-name="T37">Bootstrap aggregation is an ensemble learning algorithm, which trains each of its underlying weak classifiers on a different set of input data created by bootstrapping. It is another algorithm developed by Leo Breiman (Breiman, 1996).</text:span></text:p>
      <text:p text:style-name="P17"/>
      <text:p text:style-name="P10"><text:span text:style-name="T43">Bagging is typically uses bootstrapping with replacement, which leads the inclusion of on average two thirds of the original sample in the derived sample. </text:span><text:span text:style-name="T44">Random forests uses the remaining third as out-of-bag data (Breiman, 2001).</text:span></text:p>
      <text:p text:style-name="P17"/>
      <text:h text:style-name="P43" text:outline-level="3"><text:soft-page-break/>Boosting</text:h>
      <text:p text:style-name="P18"/>
      <text:p text:style-name="P8"><text:span text:style-name="T38">Boosting is an ensemble method, where every weak classifiers gets to train on the original sample, but the sample is improved with importance weights. These weights are different for every weak classifier. They are lower for records in the dataset that are correctly predicted by the classifiers already in the ensemble, and higher for records that classified wrongly. In short, boosting focuses on eliminating one classification error after another all data is classified correctly, or a targeted ensemble size is reached. This behavior makes boosting algorithms very fast learners, but </text:span><text:span text:style-name="T39">susceptible to errors in the dataset (Long, 2010). Boosting isn't used in random forests as introduced by (Breiman, 2001), but there are variants who do, e.g. dynamic random forests (Bernard, 2012). </text:span><text:span text:style-name="T40">Adaboost is probably the most popular boosting algorithm, and the algorithm random forests in most commonly compared to in terms of performance, e.g. (Breiman, 2001), (Rodriguez, 2006).</text:span></text:p>
      <text:p text:style-name="P19"/>
      <text:p text:style-name="P9"><text:span text:style-name="T41">A large study (Banfield, 2007) compared eight ensemble of decision tree classifiers on 57 publicly available datasets and concluded “[...] that boosting, random forests and randomized trees are statistically significantly better than </text:span><text:span text:style-name="T42">bagging</text:span><text:span text:style-name="T41">.”</text:span></text:p>
      <text:h text:style-name="P41" text:outline-level="2">Decision Trees</text:h>
      <text:p text:style-name="P21"><text:span text:style-name="T46">The underlying algorithm of random forests is the decision tree classifier, </text:span><text:span text:style-name="T47">which is either </text:span><text:span text:style-name="T48">a regression tree, or a classification tree. </text:span><text:span text:style-name="T49">The difference between the two types of trees is the type of output it produces. Classifications trees work with discreet output values, while regression trees output a continuous numeric value. </text:span><text:span text:style-name="T56">For classification the most commonly chosen output value among an ensemble of decision trees is assumed to be the right prediction. For regression purposes the output of the ensemble is calculated by averaging the outcomes the single trees. </text:span><text:span text:style-name="T50">As the name indicates, a decision tree is a tree data structure, i.e. a set of nodes that are connected in a forward manner allowing branching, but no cross links and circles. </text:span><text:span text:style-name="T51">Decision trees usually use binary trees, meaning that each node either has to child nodes, or is a leaf node. Each node represents a decision criterion, each edge a criterion match or mismatch, and each leaf an outcome of the represented decision tree. </text:span><text:span text:style-name="T52">Tree data structures are typically drawn from top to bottom. </text:span><text:span text:style-name="T57">For example, the following decision tree takes three numeric features a, b, c to predict a discreet output variable with four possible values.</text:span></text:p>
      <text:p text:style-name="P29"/>
      <text:p text:style-name="P30">… </text:p>
      <text:p text:style-name="P30"/>
      <text:p text:style-name="P22"><text:span text:style-name="T53">The decision trees used by random forests are constructed by randomly selecting a certain number of input variables as configured by the parameter mtry </text:span><text:span text:style-name="T54">for every node</text:span><text:span text:style-name="T53">. The algorithm then selects the best split value among these input variables as the node's criterion. This process is repeated for every child node until a <text:s/>node is reached which only matches records in the dataset with the same output value. This node becomes a leaf node. </text:span><text:span text:style-name="T54">This is described as growing a tree maximally. </text:span><text:span text:style-name="T58">This ensures that each decision tree has a high strength, meaning no decision tree outputs wrong predictions for the subsets of data it matches. </text:span><text:span text:style-name="T55">(Breiman, 2001)</text:span></text:p>
      <text:p text:style-name="P31"/>
      <text:p text:style-name="P23"><text:span text:style-name="T58">As a component classifier to an ensemble learning algorithm, every decision tree should be different from the other decision trees in the ensemble, i.e. the decision trees should be unstable, to cover a wide range of possible interactions between the input data, i.e. hypotheses. </text:span><text:span text:style-name="T59">This is commonly described as the trees being uncorrelated. Tree strength and inter-tree correlation are what the prediction accuracy of random forests depends on. </text:span><text:span text:style-name="T60">(Breiman, 2001)</text:span></text:p>
      <text:p text:style-name="P32"/>
      <text:p text:style-name="P24"><text:span text:style-name="T61">The procedure by which decision trees are grown is modified by some variants of random forests. </text:span><text:soft-page-break/><text:span text:style-name="T61">PERT (Cutler, 2001) for example don't perform a search for the best split of a random selection of input variables, but select variable and split at random, while RFW (Maudes, 2012) search all variables but attaches random weights to them, and DRF (Bernard, 2012) influence the decision tree creation by a procedure inspired by boosting. </text:span><text:span text:style-name="T62">Other variants, e.g. (</text:span><text:span text:style-name="T63">Van Essen, 2012</text:span><text:span text:style-name="T62">), change this procedure to grow smaller or more balanced trees, to </text:span><text:span text:style-name="T64">meet</text:span><text:span text:style-name="T62"> performance </text:span><text:span text:style-name="T64">or</text:span><text:span text:style-name="T62"> hardware requirements.</text:span></text:p>
      <text:h text:style-name="P41" text:outline-level="2">Random Forests</text:h>
      <text:p text:style-name="P25"><text:span text:style-name="T65">As has been described in the sections on ensemble learning and decision trees, random forests build up ensembles of decision trees. This process depends on two parameters: the ensemble size, commonly called ntree, and the randomization parameter mtry. </text:span><text:span text:style-name="T66">Actually, random forests depend on another parameter, the state of a random number generator, but being random, it doesn't and usually shouldn't be specified. </text:span><text:span text:style-name="T67">The following is an exemplary implementation of random forest </text:span><text:span text:style-name="T68">following the original version by (Breiman, 2001)</text:span><text:span text:style-name="T67">.</text:span></text:p>
      <text:p text:style-name="P33"/>
      <text:p text:style-name="P34">…</text:p>
      <text:p text:style-name="P34"/>
      <text:h text:style-name="P44" text:outline-level="3">Parameters</text:h>
      <text:p text:style-name="P26"><text:span text:style-name="T68">The two parameters random forests depends on, are problematic, in that users set them according to one recommendation or another, or just use the default setting, which again can differ from implementation to implementation. </text:span><text:span text:style-name="T69">Furthermore, not every dataset is best learned by random forests using the same setting. This lack of a standard way to determine the parameter values makes it hard to compare the accuracy of different methods. The comparative study by (Banfield, 2007) gives a nice overview over the datasets used in previous publications, among which are (Breiman, 2001) and (Dietterich, 2000), that each used ensemble sizes of 50-200, and applied the algorithms being compared to 18-27 datasets. In each case the authors concluded that their method was superior to the other methods in the study. However, the more recent study by (Banfield, 2007) found “no stat. sig. improvement over bagging in 38 of 57 data sets” when ensemble sizes of up to 1000 trees where used. </text:span><text:span text:style-name="T70">The study also concludes that bagging with an ensemble size of 1000 and random forests with the randomization parameter set to the binary logarithm of the number of input variables. </text:span><text:span text:style-name="T71">The study by (Banfield, 2007) suggests a mechanism to determine the best size of the ensemble automatically. </text:span><text:span text:style-name="T72">Methodologically, this would be a welcome improvement, because it takes away one way researchers can fiddle with the outcome of their calculations, and because it would ensure better results due to the usually larger ensemble sizes. </text:span><text:span text:style-name="T73">In defense of older studies, like those by (Breiman, 2001) and (Dietterich, 2000), one has to consider that the average computer back then weren't as powerful. </text:span><text:span text:style-name="T74">(Breiman, 2001) mentions run times for random forests of 4 minutes and 3 hours for Adaboost when building ensembles of size 100, </text:span><text:span text:style-name="T75">while I can execute all examples in (Strobl, 2008) in well under 30 seconds.</text:span></text:p>
      <text:p text:style-name="P35"/>
      <text:p text:style-name="P27"><text:span text:style-name="T76">The second parameter of random forests is the randomization parameter mtry which controls how many variables are being selected randomly at each decision tree node to search for an optimal split. </text:span><text:span text:style-name="T77">If mtry is set to 1, random forests acts like a linear combination of the input variables. If mtry is set to the number of variables, random forest becomes bagging proposed by (Breiman, 1996). </text:span><text:span text:style-name="T78">Common choices for mtry are 2, 3 in older studies, e.g. (Breiman, 2001), and the square root of n, or the binary logarithm of n, with n being the number of input variables, in newer literature, e.g. (Strobl, 2008). </text:span><text:span text:style-name="T79">As mentioned above, using the binary logarithm of the number of input variables is indeed the best choice for most datasets (Banfield, 2007). </text:span><text:span text:style-name="T80">However, depending on the dataset and the ensemble size, mtry needs to be chosen differently. For example in studies of genetics, where the dataset usually includes many irrelevant input variables in addition to the dataset being a “small n large p case”, it is necessary to use </text:span><text:soft-page-break/><text:span text:style-name="T80">a larger value for mtry, else some variables might never be used in the ensemble at all (Strobl, 2008). </text:span><text:span text:style-name="T81">It might be interesting to consider choosing mtry automatically, and two obvious suggestions for that would be to choose a random mtry value for every decision tree being grown, or to use a function of the number of input variables satisfying some statistical distribution criterion. </text:span><text:span text:style-name="T82">The only suggestion the author has seen </text:span><text:span text:style-name="T83">in the literature</text:span><text:span text:style-name="T82"> is a greedy search.</text:span></text:p>
      <text:h text:style-name="P45" text:outline-level="3">Out-of-bag Data</text:h>
      <text:p text:style-name="P28"><text:span text:style-name="T84">Because random forests is based on bagging and uses bootstrapped samples, each tree has a set of approximately one third of the </text:span><text:span text:style-name="T85">original </text:span><text:span text:style-name="T84">dataset that has not been used to grow the tree. </text:span><text:span text:style-name="T86">This set can be used to test the prediction accuracy of each tree, and the prediction accuracy of all trees can then be averaged to give an error estimation of the entire random forest. </text:span><text:span text:style-name="T87">This out-of-bag error estimation is more precise than the standard error estimate, which is using all of the dataset (Strobl, 2008). This said, one should not forget that out-of-bag data isn't the same thing as a genuine test dataset. Depending on the size of the dataset, and the ensemble size, the downsides of bootstrapping might shine through, and lead to an underestimation of the prediction accuracy.</text:span></text:p>
      <text:h text:style-name="P46" text:outline-level="3">Variable Importance</text:h>
      <text:p text:style-name="P36">abc</text:p>
      <text:h text:style-name="P46" text:outline-level="3">Regression</text:h>
      <text:p text:style-name="P36">Abc</text:p>
      <text:h text:style-name="P47" text:outline-level="3">Overfitting</text:h>
      <text:p text:style-name="P38">abc</text:p>
      <text:h text:style-name="P46" text:outline-level="3">Other Questions</text:h>
      <text:p text:style-name="P36">abc</text:p>
      <text:h text:style-name="P40" text:outline-level="1">In Search of the Super-Tree</text:h>
      <text:h text:style-name="P41" text:outline-level="2">PERT</text:h>
      <text:p text:style-name="P20"/>
      <text:h text:style-name="P41" text:outline-level="2">Fuzzy</text:h>
      <text:p text:style-name="P20"/>
      <text:h text:style-name="P41" text:outline-level="2">Rotation</text:h>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bias Ammann</meta:initial-creator>
    <meta:creation-date>2013-05-11T19:06:19</meta:creation-date>
    <meta:generator>LibreOffice/3.6$Linux_X86_64 LibreOffice_project/360m1$Build-2</meta:generator>
    <dc:date>2013-05-14T00:59:22</dc:date>
    <dc:creator>Tobias Ammann</dc:creator>
    <meta:editing-duration>PT10H54M12S</meta:editing-duration>
    <meta:editing-cycles>102</meta:editing-cycles>
    <meta:document-statistic meta:table-count="0" meta:image-count="0" meta:object-count="0" meta:page-count="5" meta:paragraph-count="45" meta:word-count="2491" meta:character-count="15813" meta:non-whitespace-character-count="13365"/>
  </office:meta>
</office:document-meta>
</file>